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f63" officeooo:paragraph-rsid="00036f63"/>
    </style:style>
    <style:style style:name="P2" style:family="paragraph" style:parent-style-name="Standard">
      <style:text-properties officeooo:rsid="0006d54c" officeooo:paragraph-rsid="0006d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in of bounce.</text:p>
      <text:p text:style-name="P1"/>
      <text:p text:style-name="P1">Volcano is shooting out stuff. Stops every now and again. Getting hit too hard can really hurt.</text:p>
      <text:p text:style-name="P1">Rain sometimes makes areas hard to navigate, if not impossible.</text:p>
      <text:p text:style-name="P1"/>
      <text:p text:style-name="P1">Shelter can be built, with difficulty.</text:p>
      <text:p text:style-name="P1"/>
      <text:p text:style-name="P1">Survive.</text:p>
      <text:p text:style-name="P1"/>
      <text:p text:style-name="P1">Grow food.</text:p>
      <text:p text:style-name="P1"/>
      <text:p text:style-name="P1"/>
      <text:p text:style-name="P1">Tasks to work on:</text:p>
      <text:p text:style-name="P1"/>
      <text:p text:style-name="P1">plants</text:p>
      <text:p text:style-name="P1"/>
      <text:p text:style-name="P2">Area system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01:31.902078850</meta:creation-date>
    <dc:date>2024-03-27T16:06:47.993930597</dc:date>
    <meta:editing-duration>PT5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6" meta:character-count="264" meta:non-whitespace-character-count="227"/>
  </office:meta>
</office:document-meta>
</file>